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mbre y Apellidos</text:p>
          </table:table-cell>
          <table:table-cell table:style-name="ce1" office:value-type="string" calcext:value-type="string">
            <text:p>Nota 1a Aval</text:p>
          </table:table-cell>
          <table:table-cell table:style-name="ce1" office:value-type="string" calcext:value-type="string">
            <text:p>Nota 2a Aval</text:p>
          </table:table-cell>
          <table:table-cell table:style-name="ce1" office:value-type="string" calcext:value-type="string">
            <text:p>Nota 3a Aval</text:p>
          </table:table-cell>
          <table:table-cell table:style-name="ce1" office:value-type="string" calcext:value-type="string">
            <text:p>Nota Final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Rango de No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uan Pér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AVERAGE([.B2:.D2])" office:value-type="float" office:value="7" calcext:value-type="float">
            <text:p>7</text:p>
          </table:table-cell>
          <table:table-cell table:style-name="ce2" table:formula="of:=AVERAGE([.E2:.E100])" office:value-type="float" office:value="6" calcext:value-type="float">
            <text:p>6</text:p>
          </table:table-cell>
          <table:table-cell table:style-name="ce3" office:value-type="date" office:date-value="2025-06-05" calcext:value-type="date">
            <text:p>5-6</text:p>
          </table:table-cell>
          <table:table-cell table:style-name="ce2" table:formula="of:=COUNTIF([.E2:.E100]; &quot;&gt;=5&quot;) - COUNTIF([.E2:.E100]; &quot;&gt;6&quot;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a Góm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AVERAGE([.B3:.D3])" office:value-type="float" office:value="5" calcext:value-type="float">
            <text:p>5</text:p>
          </table:table-cell>
          <table:table-cell table:style-name="ce2" table:formula="of:=AVERAGE([.E3:.E101])" office:value-type="float" office:value="5" calcext:value-type="float">
            <text:p>5</text:p>
          </table:table-cell>
          <table:table-cell table:style-name="ce3" office:value-type="date" office:date-value="2025-07-06" calcext:value-type="date">
            <text:p>6-7</text:p>
          </table:table-cell>
          <table:table-cell table:style-name="ce2" table:formula="of:=COUNTIF([.E2:.E100]; &quot;&gt;=6&quot;) - COUNTIF([.E2:.E100]; &quot;&gt;7&quot;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>
            <draw:frame table:end-cell-address="'Full 1'.G21" table:end-x="29.08pt" table:end-y="13.46pt" draw:z-index="0" draw:name="Chart 1" draw:style-name="gr1" draw:text-style-name="P1" svg:width="449.97pt" svg:height="278.22pt" svg:x="0pt" svg:y="3pt">
              <draw:object draw:notify-on-update-of-ranges="'Full 1'.B1:'Full 1'.E1 'Full 1'.A2:'Full 1'.A2 'Full 1'.B2:'Full 1'.E2 'Full 1'.A3:'Full 1'.A3 'Full 1'.B3:'Full 1'.E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294cm" svg:y="4.36cm" style:legend-expansion="high" chart:style-name="ch2"/>
        <chart:plot-area chart:style-name="ch3" table:cell-range-address="'Full 1'.A1:'Full 1'.E3" chart:data-source-has-labels="both" svg:x="1.377cm" svg:y="0.196cm" svg:width="11.6cm" svg:height="9.424cm">
          <chartooo:coordinate-region svg:x="3.462cm" svg:y="0.196cm" svg:width="9.421cm" svg:height="8.927cm"/>
          <chart:axis chart:dimension="x" chart:name="primary-x" chart:style-name="ch4" chartooo:axis-type="text">
            <chart:title svg:x="0.451cm" svg:y="6.467cm" chart:style-name="ch5">
              <text:p>Nombre y Apellidos</text:p>
            </chart:title>
            <chart:categories table:cell-range-address="'Full 1'.B1:'Full 1'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ull 1'.B2:'Full 1'.E2" chart:label-cell-address="'Full 1'.A2:'Full 1'.A2" chart:class="chart:bar">
            <chart:data-point chart:repeated="4"/>
          </chart:series>
          <chart:series chart:style-name="ch9" chart:values-cell-range-address="'Full 1'.B3:'Full 1'.E3" chart:label-cell-address="'Full 1'.A3:'Full 1'.A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a 1a Aval</text:p>
                <draw:g>
                  <svg:desc>'Full 1'.B1:'Full 1'.E1</svg:desc>
                </draw:g>
              </table:table-cell>
              <table:table-cell office:value-type="string">
                <text:p>Nota 2a Aval</text:p>
              </table:table-cell>
              <table:table-cell office:value-type="string">
                <text:p>Nota 3a Aval</text:p>
              </table:table-cell>
              <table:table-cell office:value-type="string">
                <text:p>Nota Final</text:p>
              </table:table-cell>
            </table:table-row>
          </table:table-header-rows>
          <table:table-rows>
            <table:table-row>
              <table:table-cell office:value-type="string">
                <text:p>Juan Pérez</text:p>
                <draw:g>
                  <svg:desc>'Full 1'.A2:'Full 1'.A2</svg:desc>
                </draw:g>
              </table:table-cell>
              <table:table-cell office:value-type="float" office:value="7">
                <text:p>7</text:p>
                <draw:g>
                  <svg:desc>'Full 1'.B2:'Full 1'.E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 Gómez</text:p>
                <draw:g>
                  <svg:desc>'Full 1'.A3:'Full 1'.A3</svg:desc>
                </draw:g>
              </table:table-cell>
              <table:table-cell office:value-type="float" office:value="5">
                <text:p>5</text:p>
                <draw:g>
                  <svg:desc>'Full 1'.B3:'Full 1'.E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